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ilationExceptionWrapper.CompilationExceptionWrapper( CompilationException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mpilationExceptionWrapper.getCompilati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